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a4d11" officeooo:paragraph-rsid="000a4d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1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4.1 kHz, 16 bit)</text:p>
      <text:p text:style-name="P1">============================================</text:p>
      <text:p text:style-name="P1">Please verify correctness of meter ballistics programmatically.</text:p>
      <text:p text:style-name="P1"/>
      <text:p text:style-name="P1">00:00.000 - 00:02.000 <text:s/>silence</text:p>
      <text:p text:style-name="P1">00:02.000 - 00:12.000 <text:s/>sine wave (2 kHz, 0 dBFS)</text:p>
      <text:p text:style-name="P1">00:12.000 - 00:12.600 <text:s/>silence</text:p>
      <text:p text:style-name="P1"/>
      <text:p text:style-name="P1">00:12.600 <text:s text:c="13"/>[check fall time of average meters]</text:p>
      <text:p text:style-name="P1"/>
      <text:p text:style-name="P1">00:12.600 - 00:14.600 <text:s/>sine wave (2 kHz, 0 dBFS)</text:p>
      <text:p text:style-name="P1">00:14.600 - 00:24.600 <text:s/>silence</text:p>
      <text:p text:style-name="P1">00:24.600 - 00:25.200 <text:s/>sine wave (2 kHz, 0 dBFS)</text:p>
      <text:p text:style-name="P1"/>
      <text:p text:style-name="P1">00:25.200 <text:s text:c="13"/>[check rise time of average meters]</text:p>
      <text:p text:style-name="P1"/>
      <text:p text:style-name="P1">00:25.200 - 00:27.200 <text:s/>silence</text:p>
      <text:p text:style-name="P1">00:27.200 - 00:37.200 <text:s/>sine wave (2 kHz, 0 dBFS)</text:p>
      <text:p text:style-name="P1">00:37.200 - 00:40.200 <text:s/>silence</text:p>
      <text:p text:style-name="P1"/>
      <text:p text:style-name="P1">00:40.200 <text:s text:c="13"/>[check fall/rise time of peak meters]</text:p>
      <text:p text:style-name="P1"/>
      <text:p text:style-name="P1">00:40.200 - 00:42.200 <text:s/>sine wave (2 kHz, 0 dBFS)</text:p>
      <text:p text:style-name="P1">00:42.200 - 00:44.200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meter_ballistics.flac</text:p>
      <text:p text:style-name="P1">Host SR: <text:s/>44 100 Hz</text:p>
      <text:p text:style-name="P1">Channel: <text:s/>All</text:p>
      <text:p text:style-name="P1">Display: <text:s/>[x] Average meter level</text:p>
      <text:p text:style-name="P1"><text:s text:c="10"/>[x] Peak meter level</text:p>
      <text:p text:style-name="P1"><text:s text:c="10"/>[ ] Maximum peak level</text:p>
      <text:p text:style-name="P1"><text:s text:c="10"/>[ ] Stereo meter value</text:p>
      <text:p text:style-name="P1"><text:s text:c="10"/>[ ] Phase correlation</text:p>
      <text:p text:style-name="P1"><text:soft-page-break/>Metering minima</text:p>
      <text:p text:style-name="P1">===============</text:p>
      <text:p text:style-name="P1">-(20.00 dB + 70.00 dB) = -90.00 dB</text:p>
      <text:p text:style-name="P1">(see constructor of class "MeterBallistics")</text:p>
      <text:p text:style-name="P1"/>
      <text:p text:style-name="P1"/>
      <text:p text:style-name="P1">Fall time of average meters (0 dBFS sine)</text:p>
      <text:p text:style-name="P1">=========================================</text:p>
      <text:p text:style-name="P1">99% of final reading in 600 ms integration time</text:p>
      <text:p text:style-name="P1"/>
      <text:p text:style-name="P1">K-20 = 20.00 dB - 90.00 dB * 99% = -69.10 dB</text:p>
      <text:p text:style-name="P1">K-14 = 14.00 dB - 90.00 dB * 99% = -75.10 dB</text:p>
      <text:p text:style-name="P1">K-12 = 12.00 dB - 90.00 dB * 99% = -77.10 dB</text:p>
      <text:p text:style-name="P1">Norm = <text:s/>0.00 dB - 90.00 dB * 99% = -89.10 dB</text:p>
      <text:p text:style-name="P1"/>
      <text:p text:style-name="P1"/>
      <text:p text:style-name="P1">Rise time of average meters (0 dBFS sine)</text:p>
      <text:p text:style-name="P1">=========================================</text:p>
      <text:p text:style-name="P1">99% of final reading in 600 ms integration time</text:p>
      <text:p text:style-name="P1"/>
      <text:p text:style-name="P1">K-20 = 20.00 dB - 90.00 dB * <text:s/>1% = <text:s/>19.10 dB</text:p>
      <text:p text:style-name="P1">K-14 = 14.00 dB - 90.00 dB * <text:s/>1% = <text:s/>13.10 dB</text:p>
      <text:p text:style-name="P1">K-12 = 12.00 dB - 90.00 dB * <text:s/>1% = <text:s/>11.10 dB</text:p>
      <text:p text:style-name="P1">Norm = <text:s/>0.00 dB - 90.00 dB * <text:s/>1% = <text:s/>-0.90 dB</text:p>
      <text:p text:style-name="P1"/>
      <text:p text:style-name="P1"/>
      <text:p text:style-name="P1">Fall time of peak meters (0 dBFS sine)</text:p>
      <text:p text:style-name="P1">======================================</text:p>
      <text:p text:style-name="P1">-26 dB in 3 seconds</text:p>
      <text:p text:style-name="P1"/>
      <text:p text:style-name="P1">K-20 = 20.00 dB - 26.00 dB = <text:s/>-6.00 dB</text:p>
      <text:p text:style-name="P1">K-14 = 14.00 dB - 26.00 dB = -12.00 dB</text:p>
      <text:p text:style-name="P1">K-12 = 12.00 dB - 26.00 dB = -14.00 dB</text:p>
      <text:p text:style-name="P1">Norm = <text:s/>0.00 dB - 26.00 dB = -26.00 dB</text:p>
      <text:p text:style-name="P1"/>
      <text:p text:style-name="P1"/>
      <text:p text:style-name="P1">Rise time of peak meters (0 dBFS sine)</text:p>
      <text:p text:style-name="P1">======================================</text:p>
      <text:p text:style-name="P1">immediate (one sample)</text:p>
      <text:p text:style-name="P1"/>
      <text:p text:style-name="P1">K-20 = 20.00 dB</text:p>
      <text:p text:style-name="P1">K-14 = 14.00 dB</text:p>
      <text:p text:style-name="P1">K-12 = 12.00 dB</text:p>
      <text:p text:style-name="P1">Norm = <text:s/>0.00 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9T22:18:07</dc:date>
    <dc:creator>Martin Zuther</dc:creator>
    <meta:generator>OpenOffice.org/3.2$Unix OpenOffice.org_project/320m19$Build-9505</meta:generator>
    <meta:editing-duration>PT00H00M23S</meta:editing-duration>
    <meta:editing-cycles>2</meta:editing-cycles>
    <meta:document-statistic meta:table-count="0" meta:image-count="0" meta:object-count="0" meta:page-count="2" meta:paragraph-count="76" meta:word-count="495" meta:character-count="3097"/>
  </office:meta>
</office:document-meta>
</file>